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 style:list-style-name="L1">
      <style:text-properties fo:font-size="18pt" style:font-size-asian="18pt" style:font-size-complex="18pt"/>
    </style:style>
    <style:style style:name="P4" style:family="paragraph" style:parent-style-name="Standard" style:list-style-name="L2">
      <style:text-properties fo:font-size="18pt" style:font-size-asian="18pt" style:font-size-complex="18pt"/>
    </style:style>
    <style:style style:name="P5" style:family="paragraph" style:parent-style-name="Standard" style:list-style-name="L4">
      <style:paragraph-properties fo:text-align="start" style:justify-single-word="false"/>
      <style:text-properties fo:font-size="18pt" style:font-size-asian="18pt" style:font-size-complex="18pt"/>
    </style:style>
    <style:style style:name="P6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 style:list-style-name="L5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BEGIN CALL</text:p>
      <text:list xml:id="list110954260254295839" text:style-name="L4">
        <text:list-item>
          <text:p text:style-name="P5">CHECK LEAD SOURCE</text:p>
        </text:list-item>
      </text:list>
      <text:list xml:id="list8159168261326318695" text:style-name="L2">
        <text:list-item>
          <text:p text:style-name="P4">NAME</text:p>
        </text:list-item>
        <text:list-item>
          <text:p text:style-name="P4">DATE OF BIRTH </text:p>
        </text:list-item>
        <text:list-item>
          <text:p text:style-name="P4">CITY, ZIP, COUNTY</text:p>
        </text:list-item>
        <text:list-item>
          <text:p text:style-name="P4">TOBACCO USER?</text:p>
        </text:list-item>
        <text:list-item>
          <text:p text:style-name="P4">WHO IS BEING COVERED</text:p>
        </text:list-item>
        <text:list-item>
          <text:p text:style-name="P4">HOUSE HOLD ANNUAL INCOME</text:p>
        </text:list-item>
        <text:list-item>
          <text:p text:style-name="P4">HOUSE HOLD SIZE</text:p>
        </text:list-item>
        <text:list-item>
          <text:p text:style-name="P4"/>
        </text:list-item>
      </text:list>
      <text:p text:style-name="P6">CLOSING CALL</text:p>
      <text:list xml:id="list7816390821527191814" text:style-name="L1">
        <text:list-item>
          <text:p text:style-name="P3">HOME ADDRESS</text:p>
        </text:list-item>
        <text:list-item>
          <text:p text:style-name="P3">EMAIL</text:p>
        </text:list-item>
        <text:list-item>
          <text:p text:style-name="P3">SOCIAL SECURITY NUMBER</text:p>
        </text:list-item>
        <text:list-item>
          <text:p text:style-name="P3">SPOUSE/DEPENDENT INFO (IF THEY HAVE ONE)</text:p>
        </text:list-item>
        <text:list-item>
          <text:p text:style-name="P3">SOURCE OF INCOME</text:p>
        </text:list-item>
        <text:list-item>
          <text:p text:style-name="P3">IF EMPLOYED: NAME OF EMPLOYER</text:p>
        </text:list-item>
        <text:list-item>
          <text:p text:style-name="P3"><text:tab/><text:tab/><text:tab/> <text:s text:c="4"/>CONTACT NUMBER <text:tab/><text:tab/></text:p>
        </text:list-item>
        <text:list-item>
          <text:p text:style-name="P3"><text:tab/><text:tab/><text:tab/> <text:s text:c="4"/>CITY, ZIP, STATE</text:p>
        </text:list-item>
        <text:list-item>
          <text:p text:style-name="P3">FORM OF PAYMENT</text:p>
        </text:list-item>
        <text:list-item>
          <text:p text:style-name="P3">WRAP UP SCRIPT</text:p>
        </text:list-item>
      </text:list>
      <text:p text:style-name="P6">AFTER CALL</text:p>
      <text:list xml:id="list4557627086013138431" text:style-name="L5">
        <text:list-item>
          <text:p text:style-name="P7">COPY/PASTE ALL POLICY INFO INTO NOTES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ette </meta:initial-creator>
    <meta:creation-date>2015-12-04T14:27:10.06</meta:creation-date>
    <meta:document-statistic meta:table-count="0" meta:image-count="0" meta:object-count="0" meta:page-count="1" meta:paragraph-count="22" meta:word-count="72" meta:character-count="401"/>
    <dc:date>2015-12-04T15:27:22.94</dc:date>
    <dc:creator>Yvette </dc:creator>
    <meta:editing-duration>PT29M51S</meta:editing-duration>
    <meta:editing-cycles>1</meta:editing-cycles>
    <meta:generator>OpenOffice/4.1.1$Win32 OpenOffice.org_project/411m6$Build-9775</meta:generator>
  </office:meta>
</office:document-meta>
</file>